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2d8" officeooo:paragraph-rsid="001532d8"/>
    </style:style>
    <style:style style:name="P2" style:family="paragraph" style:parent-style-name="Standard" style:list-style-name="L9">
      <style:text-properties officeooo:rsid="001532d8" officeooo:paragraph-rsid="001532d8"/>
    </style:style>
    <style:style style:name="P3" style:family="paragraph" style:parent-style-name="Standard" style:list-style-name="L10">
      <style:text-properties officeooo:rsid="001532d8" officeooo:paragraph-rsid="001532d8"/>
    </style:style>
    <style:style style:name="P4" style:family="paragraph" style:parent-style-name="Standard" style:list-style-name="L11">
      <style:text-properties officeooo:rsid="001532d8" officeooo:paragraph-rsid="001532d8"/>
    </style:style>
    <style:style style:name="P5" style:family="paragraph" style:parent-style-name="Standard">
      <style:text-properties officeooo:rsid="00163746" officeooo:paragraph-rsid="00163746"/>
    </style:style>
    <style:style style:name="P6" style:family="paragraph" style:parent-style-name="Standard" style:list-style-name="L7">
      <style:text-properties officeooo:rsid="00163746" officeooo:paragraph-rsid="00163746"/>
    </style:style>
    <style:style style:name="P7" style:family="paragraph" style:parent-style-name="Standard">
      <style:text-properties officeooo:rsid="0017b8bc" officeooo:paragraph-rsid="0017b8bc"/>
    </style:style>
    <style:style style:name="P8" style:family="paragraph" style:parent-style-name="Standard" style:list-style-name="L1">
      <style:text-properties officeooo:rsid="0017b8bc" officeooo:paragraph-rsid="0017b8bc"/>
    </style:style>
    <style:style style:name="P9" style:family="paragraph" style:parent-style-name="Standard" style:list-style-name="L2">
      <style:text-properties officeooo:rsid="0017b8bc" officeooo:paragraph-rsid="0017b8bc"/>
    </style:style>
    <style:style style:name="P10" style:family="paragraph" style:parent-style-name="Standard" style:list-style-name="L5">
      <style:text-properties officeooo:rsid="0017b8bc" officeooo:paragraph-rsid="0017b8bc"/>
    </style:style>
    <style:style style:name="P11" style:family="paragraph" style:parent-style-name="Standard" style:list-style-name="L6">
      <style:text-properties officeooo:rsid="0017b8bc" officeooo:paragraph-rsid="0017b8bc"/>
    </style:style>
    <style:style style:name="P12" style:family="paragraph" style:parent-style-name="Standard">
      <style:text-properties officeooo:rsid="00189d28" officeooo:paragraph-rsid="00189d28"/>
    </style:style>
    <style:style style:name="P13" style:family="paragraph" style:parent-style-name="Standard">
      <style:text-properties officeooo:rsid="00189d28" officeooo:paragraph-rsid="00195676"/>
    </style:style>
    <style:style style:name="P14" style:family="paragraph" style:parent-style-name="Standard" style:list-style-name="L3">
      <style:text-properties officeooo:rsid="00189d28" officeooo:paragraph-rsid="00189d28"/>
    </style:style>
    <style:style style:name="P15" style:family="paragraph" style:parent-style-name="Standard" style:list-style-name="L3">
      <style:text-properties officeooo:rsid="00189d28" officeooo:paragraph-rsid="00195676"/>
    </style:style>
    <style:style style:name="P16" style:family="paragraph" style:parent-style-name="Standard" style:list-style-name="L4">
      <style:text-properties officeooo:rsid="00189d28" officeooo:paragraph-rsid="00189d28"/>
    </style:style>
    <style:style style:name="P17" style:family="paragraph" style:parent-style-name="Standard" style:list-style-name="L8">
      <style:text-properties officeooo:paragraph-rsid="0019680e"/>
    </style:style>
    <style:style style:name="P18" style:family="paragraph" style:parent-style-name="Standard">
      <style:text-properties officeooo:paragraph-rsid="0019680e"/>
    </style:style>
    <style:style style:name="P19" style:family="paragraph" style:parent-style-name="Standard">
      <style:paragraph-properties fo:break-before="page"/>
      <style:text-properties officeooo:rsid="0017b8bc" officeooo:paragraph-rsid="0017b8bc"/>
    </style:style>
    <style:style style:name="T1" style:family="text">
      <style:text-properties officeooo:rsid="00163746"/>
    </style:style>
    <style:style style:name="T2" style:family="text">
      <style:text-properties officeooo:rsid="0017b8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dictor Variables included in analysis</text:h>
      <text:p text:style-name="P1"/>
      <text:p text:style-name="P1">Household type:</text:p>
      <text:list xml:id="list8177316517421797445" text:style-name="L11">
        <text:list-item>
          <text:p text:style-name="P4">% Non-family household</text:p>
        </text:list-item>
        <text:list-item>
          <text:p text:style-name="P4">% Married couple family</text:p>
        </text:list-item>
        <text:list-item>
          <text:p text:style-name="P4">% Male householder (no wife) with own children</text:p>
        </text:list-item>
        <text:list-item>
          <text:p text:style-name="P4">% Female householder (no husband) with own children</text:p>
        </text:list-item>
        <text:list-item>
          <text:p text:style-name="P4">Avg household size</text:p>
        </text:list-item>
      </text:list>
      <text:p text:style-name="P1"/>
      <text:p text:style-name="P1">Commute type:</text:p>
      <text:list xml:id="list6370249922962668132" text:style-name="L10">
        <text:list-item>
          <text:p text:style-name="P3">% commute car, truck, or van alone</text:p>
        </text:list-item>
        <text:list-item>
          <text:p text:style-name="P3">% commute carpool</text:p>
        </text:list-item>
        <text:list-item>
          <text:p text:style-name="P3">% commute public transportation</text:p>
        </text:list-item>
        <text:list-item>
          <text:p text:style-name="P3">% commute walk</text:p>
        </text:list-item>
        <text:list-item>
          <text:p text:style-name="P3">% commute other</text:p>
        </text:list-item>
        <text:list-item>
          <text:p text:style-name="P3">% commute – work at home</text:p>
        </text:list-item>
      </text:list>
      <text:p text:style-name="P1"/>
      <text:p text:style-name="P1">Occupations:</text:p>
      <text:list xml:id="list8280606288304159254" text:style-name="L9">
        <text:list-item>
          <text:p text:style-name="P2">% Mgt, business, science, arts</text:p>
        </text:list-item>
        <text:list-item>
          <text:p text:style-name="P2">% Services</text:p>
        </text:list-item>
        <text:list-item>
          <text:p text:style-name="P2">% Sales</text:p>
        </text:list-item>
        <text:list-item>
          <text:p text:style-name="P2">% Natural resources, construction, maintenance</text:p>
        </text:list-item>
        <text:list-item>
          <text:p text:style-name="P2">% Materials moving</text:p>
        </text:list-item>
      </text:list>
      <text:p text:style-name="P1"/>
      <text:p text:style-name="P18"><text:span text:style-name="T1">Industries- top level NAIC categories:</text:span></text:p>
      <text:list xml:id="list1035787788943590363" text:style-name="L8">
        <text:list-item>
          <text:p text:style-name="P17"><text:span text:style-name="T1">% Agriculture, fishing</text:span></text:p>
        </text:list-item>
      </text:list>
      <text:list xml:id="list1494316520972550566" text:style-name="L7">
        <text:list-item>
          <text:p text:style-name="P6">% Construction</text:p>
        </text:list-item>
        <text:list-item>
          <text:p text:style-name="P6">% Manufacturing</text:p>
        </text:list-item>
        <text:list-item>
          <text:p text:style-name="P6">% Wholesale</text:p>
        </text:list-item>
        <text:list-item>
          <text:p text:style-name="P6">% Retail</text:p>
        </text:list-item>
        <text:list-item>
          <text:p text:style-name="P6">% Transportation &amp; Warehouse</text:p>
        </text:list-item>
        <text:list-item>
          <text:p text:style-name="P6">% Information</text:p>
        </text:list-item>
        <text:list-item>
          <text:p text:style-name="P6">% FIRE</text:p>
        </text:list-item>
        <text:list-item>
          <text:p text:style-name="P6">% Waste management</text:p>
        </text:list-item>
        <text:list-item>
          <text:p text:style-name="P6">% Educational services</text:p>
        </text:list-item>
        <text:list-item>
          <text:p text:style-name="P6">% Hotel, restaurant, etc.</text:p>
        </text:list-item>
        <text:list-item>
          <text:p text:style-name="P6">% Other services</text:p>
        </text:list-item>
        <text:list-item>
          <text:p text:style-name="P6">% Public administration</text:p>
        </text:list-item>
      </text:list>
      <text:p text:style-name="P5"/>
      <text:p text:style-name="P7"/>
      <text:p text:style-name="P19">Workforce Characteristics</text:p>
      <text:list xml:id="list8722284566103549665" text:style-name="L6">
        <text:list-item>
          <text:p text:style-name="P11">% Civilian veterans</text:p>
        </text:list-item>
        <text:list-item>
          <text:p text:style-name="P11">% Disability &lt;18</text:p>
        </text:list-item>
        <text:list-item>
          <text:p text:style-name="P11">% Disability 18-64</text:p>
        </text:list-item>
        <text:list-item>
          <text:p text:style-name="P11">% Disability &gt; 65</text:p>
        </text:list-item>
        <text:list-item>
          <text:p text:style-name="P11">% in labor force</text:p>
        </text:list-item>
        <text:list-item>
          <text:p text:style-name="P11">% in armed forces</text:p>
        </text:list-item>
      </text:list>
      <text:p text:style-name="P7"/>
      <text:p text:style-name="P7">Rural / Urban</text:p>
      <text:list xml:id="list4241924887034302186" text:style-name="L5">
        <text:list-item>
          <text:p text:style-name="P10">Population density</text:p>
        </text:list-item>
        <text:list-item>
          <text:p text:style-name="P10">Household density</text:p>
        </text:list-item>
      </text:list>
      <text:p text:style-name="P12"/>
      <text:p text:style-name="P12">Fertility – births per 1000 women in past year</text:p>
      <text:list xml:id="list5619030072620381725" text:style-name="L4">
        <text:list-item>
          <text:p text:style-name="P16">Age 15-19</text:p>
        </text:list-item>
        <text:list-item>
          <text:p text:style-name="P16">Age 20-34</text:p>
        </text:list-item>
        <text:list-item>
          <text:p text:style-name="P16">Age 35-50</text:p>
        </text:list-item>
      </text:list>
      <text:p text:style-name="P12"/>
      <text:p text:style-name="P12">Educational Attainment</text:p>
      <text:list xml:id="list886132588966516485" text:style-name="L3">
        <text:list-item>
          <text:p text:style-name="P14">% High school degree</text:p>
        </text:list-item>
        <text:list-item>
          <text:p text:style-name="P15">% Bachelor’s degree or higher </text:p>
        </text:list-item>
      </text:list>
      <text:p text:style-name="P13"/>
      <text:p text:style-name="P13"><text:span text:style-name="T2">Population Transience – residence 1 year ago</text:span></text:p>
      <text:list xml:id="list6706403290009552479" text:style-name="L2">
        <text:list-item>
          <text:p text:style-name="P9">% Same house</text:p>
        </text:list-item>
        <text:list-item>
          <text:p text:style-name="P9">% Different house in US</text:p>
        </text:list-item>
        <text:list-item>
          <text:p text:style-name="P9">% Lived abroad</text:p>
        </text:list-item>
      </text:list>
      <text:p text:style-name="P7"/>
      <text:p text:style-name="P7">Birthplace / citizenship</text:p>
      <text:list xml:id="list3577586872814070442" text:style-name="L1">
        <text:list-item>
          <text:p text:style-name="P8">% Native-born US</text:p>
        </text:list-item>
        <text:list-item>
          <text:p text:style-name="P8">% Born in same state</text:p>
        </text:list-item>
        <text:list-item>
          <text:p text:style-name="P8">% of foreign born naturalized US citizens</text:p>
        </text:list-item>
        <text:list-item>
          <text:p text:style-name="P8">% speaking only English at home</text:p>
          <text:p text:style-name="P8"/>
        </text:list-item>
      </text:list>
      <text:p text:style-name="P7"/>
      <text:p text:style-name="P7"/>
      <text:p text:style-name="P5"/>
      <text:p text:style-name="P5"><text:s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6:04:55.250265664</meta:creation-date>
    <dc:date>2016-10-27T18:09:47.741939545</dc:date>
    <meta:editing-duration>PT22M24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63" meta:word-count="264" meta:character-count="1343" meta:non-whitespace-character-count="1183"/>
  </office:meta>
</office:document-meta>
</file>